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1cm"/>
    </style:style>
    <style:style style:name="co2" style:family="table-column">
      <style:table-column-properties fo:break-before="auto" style:column-width="1.515cm"/>
    </style:style>
    <style:style style:name="co3" style:family="table-column">
      <style:table-column-properties fo:break-before="auto" style:column-width="2.173cm"/>
    </style:style>
    <style:style style:name="co4" style:family="table-column">
      <style:table-column-properties fo:break-before="auto" style:column-width="3.383cm"/>
    </style:style>
    <style:style style:name="co5" style:family="table-column">
      <style:table-column-properties fo:break-before="auto" style:column-width="4.54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'Index Name'</text:p>
          </table:table-cell>
          <table:table-cell office:value-type="string" calcext:value-type="string">
            <text:p><text:s/>'Phase'</text:p>
          </table:table-cell>
          <table:table-cell office:value-type="string" calcext:value-type="string">
            <text:p><text:s/>'Population'</text:p>
          </table:table-cell>
          <table:table-cell office:value-type="string" calcext:value-type="string">
            <text:p><text:s/>'Avg Load Elapsed'</text:p>
          </table:table-cell>
          <table:table-cell office:value-type="string" calcext:value-type="string">
            <text:p><text:s/>'Avg COMPLETE Elapsed'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0042871" calcext:value-type="float">
            <text:p>4.2871E-05</text:p>
          </table:table-cell>
          <table:table-cell office:value-type="float" office:value="0.0322325582" calcext:value-type="float">
            <text:p>0.0322325582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0042871" calcext:value-type="float">
            <text:p>4.2871E-05</text:p>
          </table:table-cell>
          <table:table-cell office:value-type="float" office:value="0.035295244" calcext:value-type="float">
            <text:p>0.035295244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35626" calcext:value-type="float">
            <text:p>0.0001835626</text:p>
          </table:table-cell>
          <table:table-cell office:value-type="float" office:value="0.075354708" calcext:value-type="float">
            <text:p>0.075354708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35626" calcext:value-type="float">
            <text:p>0.0001835626</text:p>
          </table:table-cell>
          <table:table-cell office:value-type="float" office:value="0.1710168446" calcext:value-type="float">
            <text:p>0.1710168446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887476" calcext:value-type="float">
            <text:p>0.0016887476</text:p>
          </table:table-cell>
          <table:table-cell office:value-type="float" office:value="1.802145171" calcext:value-type="float">
            <text:p>1.802145171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887476" calcext:value-type="float">
            <text:p>0.0016887476</text:p>
          </table:table-cell>
          <table:table-cell office:value-type="float" office:value="12.9936296094" calcext:value-type="float">
            <text:p>12.9936296094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51519316" calcext:value-type="float">
            <text:p>0.0151519316</text:p>
          </table:table-cell>
          <table:table-cell office:value-type="float" office:value="20.4504644174" calcext:value-type="float">
            <text:p>20.4504644174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51519316" calcext:value-type="float">
            <text:p>0.0151519316</text:p>
          </table:table-cell>
          <table:table-cell office:value-type="float" office:value="994.0796555838" calcext:value-type="float">
            <text:p>994.0796555838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82034392" calcext:value-type="float">
            <text:p>0.0082034392</text:p>
          </table:table-cell>
          <table:table-cell office:value-type="float" office:value="0.1069301016" calcext:value-type="float">
            <text:p>0.1069301016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82034392" calcext:value-type="float">
            <text:p>0.0082034392</text:p>
          </table:table-cell>
          <table:table-cell office:value-type="float" office:value="0.0033268204" calcext:value-type="float">
            <text:p>0.0033268204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.5524411668" calcext:value-type="float">
            <text:p>1.5524411668</text:p>
          </table:table-cell>
          <table:table-cell office:value-type="float" office:value="6.9878536324" calcext:value-type="float">
            <text:p>6.9878536324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.5524411668" calcext:value-type="float">
            <text:p>1.5524411668</text:p>
          </table:table-cell>
          <table:table-cell office:value-type="float" office:value="0.0160327824" calcext:value-type="float">
            <text:p>0.0160327824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18968238" calcext:value-type="float">
            <text:p>0.0018968238</text:p>
          </table:table-cell>
          <table:table-cell office:value-type="float" office:value="0.076919597" calcext:value-type="float">
            <text:p>0.076919597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18968238" calcext:value-type="float">
            <text:p>0.0018968238</text:p>
          </table:table-cell>
          <table:table-cell office:value-type="float" office:value="0.0020750886" calcext:value-type="float">
            <text:p>0.0020750886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.522722497" calcext:value-type="float">
            <text:p>1.522722497</text:p>
          </table:table-cell>
          <table:table-cell office:value-type="float" office:value="7.0319297292" calcext:value-type="float">
            <text:p>7.0319297292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.522722497" calcext:value-type="float">
            <text:p>1.522722497</text:p>
          </table:table-cell>
          <table:table-cell office:value-type="float" office:value="0.0086260366" calcext:value-type="float">
            <text:p>0.0086260366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31442148" calcext:value-type="float">
            <text:p>0.031442148</text:p>
          </table:table-cell>
          <table:table-cell office:value-type="float" office:value="0.0052414254" calcext:value-type="float">
            <text:p>0.005241425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31442148" calcext:value-type="float">
            <text:p>0.031442148</text:p>
          </table:table-cell>
          <table:table-cell office:value-type="float" office:value="0.0026302624" calcext:value-type="float">
            <text:p>0.002630262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356016037" calcext:value-type="float">
            <text:p>0.356016037</text:p>
          </table:table-cell>
          <table:table-cell office:value-type="float" office:value="0.0009357332" calcext:value-type="float">
            <text:p>0.000935733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356016037" calcext:value-type="float">
            <text:p>0.356016037</text:p>
          </table:table-cell>
          <table:table-cell office:value-type="float" office:value="0.001080066" calcext:value-type="float">
            <text:p>0.001080066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54.642934716" calcext:value-type="float">
            <text:p>54.642934716</text:p>
          </table:table-cell>
          <table:table-cell office:value-type="float" office:value="0.0028670952" calcext:value-type="float">
            <text:p>0.002867095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54.642934716" calcext:value-type="float">
            <text:p>54.642934716</text:p>
          </table:table-cell>
          <table:table-cell office:value-type="float" office:value="0.0053452204" calcext:value-type="float">
            <text:p>0.005345220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103935206" calcext:value-type="float">
            <text:p>0.0103935206</text:p>
          </table:table-cell>
          <table:table-cell office:value-type="float" office:value="0.007095328" calcext:value-type="float">
            <text:p>0.007095328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103935206" calcext:value-type="float">
            <text:p>0.0103935206</text:p>
          </table:table-cell>
          <table:table-cell office:value-type="float" office:value="0.015458968" calcext:value-type="float">
            <text:p>0.015458968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693023378" calcext:value-type="float">
            <text:p>0.0693023378</text:p>
          </table:table-cell>
          <table:table-cell office:value-type="float" office:value="0.036661292" calcext:value-type="float">
            <text:p>0.036661292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693023378" calcext:value-type="float">
            <text:p>0.0693023378</text:p>
          </table:table-cell>
          <table:table-cell office:value-type="float" office:value="0.085175581" calcext:value-type="float">
            <text:p>0.085175581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7.2466643264" calcext:value-type="float">
            <text:p>7.2466643264</text:p>
          </table:table-cell>
          <table:table-cell office:value-type="float" office:value="0.99772479" calcext:value-type="float">
            <text:p>0.99772479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7.2466643264" calcext:value-type="float">
            <text:p>7.2466643264</text:p>
          </table:table-cell>
          <table:table-cell office:value-type="float" office:value="4.667514547" calcext:value-type="float">
            <text:p>4.667514547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43751562" calcext:value-type="float">
            <text:p>0.0043751562</text:p>
          </table:table-cell>
          <table:table-cell office:value-type="float" office:value="0.0245519016" calcext:value-type="float">
            <text:p>0.0245519016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43751562" calcext:value-type="float">
            <text:p>0.0043751562</text:p>
          </table:table-cell>
          <table:table-cell office:value-type="float" office:value="0.0049372364" calcext:value-type="float">
            <text:p>0.004937236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229772642" calcext:value-type="float">
            <text:p>0.0229772642</text:p>
          </table:table-cell>
          <table:table-cell office:value-type="float" office:value="0.0237969816" calcext:value-type="float">
            <text:p>0.0237969816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229772642" calcext:value-type="float">
            <text:p>0.0229772642</text:p>
          </table:table-cell>
          <table:table-cell office:value-type="float" office:value="0.0299781238" calcext:value-type="float">
            <text:p>0.0299781238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2.0530975038" calcext:value-type="float">
            <text:p>2.0530975038</text:p>
          </table:table-cell>
          <table:table-cell office:value-type="float" office:value="0.198099179" calcext:value-type="float">
            <text:p>0.198099179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2.0530975038" calcext:value-type="float">
            <text:p>2.0530975038</text:p>
          </table:table-cell>
          <table:table-cell office:value-type="float" office:value="0.2034485322" calcext:value-type="float">
            <text:p>0.203448532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0027152" calcext:value-type="float">
            <text:p>2.7152E-05</text:p>
          </table:table-cell>
          <table:table-cell office:value-type="float" office:value="0.01980893" calcext:value-type="float">
            <text:p>0.01980893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0027152" calcext:value-type="float">
            <text:p>2.7152E-05</text:p>
          </table:table-cell>
          <table:table-cell office:value-type="float" office:value="0.0253239316" calcext:value-type="float">
            <text:p>0.0253239316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2917" calcext:value-type="float">
            <text:p>0.000102917</text:p>
          </table:table-cell>
          <table:table-cell office:value-type="float" office:value="0.160817921" calcext:value-type="float">
            <text:p>0.160817921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2917" calcext:value-type="float">
            <text:p>0.000102917</text:p>
          </table:table-cell>
          <table:table-cell office:value-type="float" office:value="0.1792100342" calcext:value-type="float">
            <text:p>0.179210034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685946" calcext:value-type="float">
            <text:p>0.0014685946</text:p>
          </table:table-cell>
          <table:table-cell office:value-type="float" office:value="1.249781161" calcext:value-type="float">
            <text:p>1.249781161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685946" calcext:value-type="float">
            <text:p>0.0014685946</text:p>
          </table:table-cell>
          <table:table-cell office:value-type="float" office:value="13.379083526" calcext:value-type="float">
            <text:p>13.379083526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71658866" calcext:value-type="float">
            <text:p>0.0071658866</text:p>
          </table:table-cell>
          <table:table-cell office:value-type="float" office:value="20.6803385894" calcext:value-type="float">
            <text:p>20.6803385894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71658866" calcext:value-type="float">
            <text:p>0.0071658866</text:p>
          </table:table-cell>
          <table:table-cell office:value-type="float" office:value="1003.110927726" calcext:value-type="float">
            <text:p>1003.110927726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</table:table>
      <table:table table:name="Load" table:style-name="ta1">
        <office:forms form:automatic-focus="false" form:apply-design-mode="false"/>
        <table:shapes>
          <draw:frame draw:z-index="0" draw:style-name="gr1" draw:text-style-name="P1" svg:width="16.337cm" svg:height="9.805cm" svg:x="0.001cm" svg:y="4.517cm">
            <draw:object draw:notify-on-update-of-ranges="Load.A1:Load.A1 Load.B1:Load.E1 Load.A2:Load.A2 Load.B2:Load.E2 Load.A3:Load.A3 Load.B3:Load.C3 Load.A4:Load.A4 Load.B4:Load.C4 Load.A5:Load.A5 Load.B5:Load.D5 Load.A6:Load.A6 Load.B6:Load.D6 Load.A7:Load.A7 Load.B7:Load.D7 Load.A8:Load.A8 Load.B8:Load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number-columns-repeated="6" table:default-cell-style-name="Default"/>
        <table:table-row table:style-name="ro1">
          <table:table-cell/>
          <table:table-cell office:value-type="string" calcext:value-type="string">
            <text:p>'10^2</text:p>
          </table:table-cell>
          <table:table-cell table:number-columns-repeated="2" office:value-type="string" calcext:value-type="string">
            <text:p>'10^3</text:p>
          </table:table-cell>
          <table:table-cell office:value-type="string" calcext:value-type="string">
            <text:p>'10^5</text:p>
          </table:table-cell>
          <table:table-cell office:value-type="string" calcext:value-type="string">
            <text:p>'10^6</text:p>
          </table:table-cell>
        </table:table-row>
        <table:table-row table:style-name="ro1">
          <table:table-cell table:formula="of:=[$Summary.A2]" office:value-type="string" office:string-value="'Array'" calcext:value-type="string">
            <text:p>'Array'</text:p>
          </table:table-cell>
          <table:table-cell table:formula="of:=[$Summary.D$2]" office:value-type="float" office:value="0.000042871" calcext:value-type="float">
            <text:p>4.2871E-05</text:p>
          </table:table-cell>
          <table:table-cell table:formula="of:=[$Summary.$D$4]" office:value-type="float" office:value="0.0001835626" calcext:value-type="float">
            <text:p>0.0001835626</text:p>
          </table:table-cell>
          <table:table-cell table:formula="of:=[$Summary.$D$6]" office:value-type="float" office:value="0.0016887476" calcext:value-type="float">
            <text:p>0.0016887476</text:p>
          </table:table-cell>
          <table:table-cell table:formula="of:=[$Summary.$D$8]" office:value-type="float" office:value="0.0151519316" calcext:value-type="float">
            <text:p>0.0151519316</text:p>
          </table:table-cell>
          <table:table-cell table:formula="of:=[$Summary.$D$10]" office:value-type="float" office:value="0" calcext:value-type="float">
            <text:p>0</text:p>
          </table:table-cell>
        </table:table-row>
        <table:table-row table:style-name="ro1">
          <table:table-cell table:formula="of:=[$Summary.A$12]" office:value-type="string" office:string-value="'BF-Trie4'" calcext:value-type="string">
            <text:p>'BF-Trie4'</text:p>
          </table:table-cell>
          <table:table-cell table:formula="of:=[$Summary.D$12]" office:value-type="float" office:value="0.0082034392" calcext:value-type="float">
            <text:p>0.0082034392</text:p>
          </table:table-cell>
          <table:table-cell table:formula="of:=[$Summary.$D$14]" office:value-type="float" office:value="1.5524411668" calcext:value-type="float">
            <text:p>1.5524411668</text:p>
          </table:table-cell>
          <table:table-cell table:formula="of:=[$Summary.$D$16]" office:value-type="float" office:value="0" calcext:value-type="float">
            <text:p>0</text:p>
          </table:table-cell>
          <table:table-cell table:formula="of:=[$Summary.$D$18]" office:value-type="float" office:value="0" calcext:value-type="float">
            <text:p>0</text:p>
          </table:table-cell>
          <table:table-cell table:formula="of:=[$Summary.$D$20]" office:value-type="float" office:value="0" calcext:value-type="float">
            <text:p>0</text:p>
          </table:table-cell>
        </table:table-row>
        <table:table-row table:style-name="ro1">
          <table:table-cell table:formula="of:=[$Summary.A$22]" office:value-type="string" office:string-value="'BF-Trie8'" calcext:value-type="string">
            <text:p>'BF-Trie8'</text:p>
          </table:table-cell>
          <table:table-cell table:formula="of:=[$Summary.D$22]" office:value-type="float" office:value="0.0018968238" calcext:value-type="float">
            <text:p>0.0018968238</text:p>
          </table:table-cell>
          <table:table-cell table:formula="of:=[$Summary.$D$24]" office:value-type="float" office:value="1.522722497" calcext:value-type="float">
            <text:p>1.522722497</text:p>
          </table:table-cell>
          <table:table-cell table:formula="of:=[$Summary.$D$26]" office:value-type="float" office:value="0" calcext:value-type="float">
            <text:p>0</text:p>
          </table:table-cell>
          <table:table-cell table:formula="of:=[$Summary.$D$28]" office:value-type="float" office:value="0" calcext:value-type="float">
            <text:p>0</text:p>
          </table:table-cell>
          <table:table-cell table:formula="of:=[$Summary.$D$30]" office:value-type="float" office:value="0" calcext:value-type="float">
            <text:p>0</text:p>
          </table:table-cell>
        </table:table-row>
        <table:table-row table:style-name="ro1">
          <table:table-cell table:formula="of:=[$Summary.A$32]" office:value-type="string" office:string-value="'Bloofi'" calcext:value-type="string">
            <text:p>'Bloofi'</text:p>
          </table:table-cell>
          <table:table-cell table:formula="of:=[$Summary.D$32]" office:value-type="float" office:value="0.031442148" calcext:value-type="float">
            <text:p>0.031442148</text:p>
          </table:table-cell>
          <table:table-cell table:formula="of:=[$Summary.$D$34]" office:value-type="float" office:value="0.356016037" calcext:value-type="float">
            <text:p>0.356016037</text:p>
          </table:table-cell>
          <table:table-cell table:formula="of:=[$Summary.$D$36]" office:value-type="float" office:value="54.642934716" calcext:value-type="float">
            <text:p>54.642934716</text:p>
          </table:table-cell>
          <table:table-cell table:formula="of:=[$Summary.$D$38]" office:value-type="float" office:value="0" calcext:value-type="float">
            <text:p>0</text:p>
          </table:table-cell>
          <table:table-cell table:formula="of:=[$Summary.$D$40]" office:value-type="float" office:value="0" calcext:value-type="float">
            <text:p>0</text:p>
          </table:table-cell>
        </table:table-row>
        <table:table-row table:style-name="ro1">
          <table:table-cell table:formula="of:=[$Summary.A$42]" office:value-type="string" office:string-value="'FlatBloofi'" calcext:value-type="string">
            <text:p>'FlatBloofi'</text:p>
          </table:table-cell>
          <table:table-cell table:formula="of:=[$Summary.D$42]" office:value-type="float" office:value="0.0103935206" calcext:value-type="float">
            <text:p>0.0103935206</text:p>
          </table:table-cell>
          <table:table-cell table:formula="of:=[$Summary.$D$44]" office:value-type="float" office:value="0.0693023378" calcext:value-type="float">
            <text:p>0.0693023378</text:p>
          </table:table-cell>
          <table:table-cell table:formula="of:=[$Summary.$D$46]" office:value-type="float" office:value="7.2466643264" calcext:value-type="float">
            <text:p>7.2466643264</text:p>
          </table:table-cell>
          <table:table-cell table:formula="of:=[$Summary.$D$48]" office:value-type="float" office:value="0" calcext:value-type="float">
            <text:p>0</text:p>
          </table:table-cell>
          <table:table-cell table:formula="of:=[$Summary.$D$50]" office:value-type="float" office:value="0" calcext:value-type="float">
            <text:p>0</text:p>
          </table:table-cell>
        </table:table-row>
        <table:table-row table:style-name="ro1">
          <table:table-cell table:formula="of:=[$Summary.A$52]" office:value-type="string" office:string-value="'Hamming'" calcext:value-type="string">
            <text:p>'Hamming'</text:p>
          </table:table-cell>
          <table:table-cell table:formula="of:=[$Summary.D$52]" office:value-type="float" office:value="0.0043751562" calcext:value-type="float">
            <text:p>0.0043751562</text:p>
          </table:table-cell>
          <table:table-cell table:formula="of:=[$Summary.$D$54]" office:value-type="float" office:value="0.0229772642" calcext:value-type="float">
            <text:p>0.0229772642</text:p>
          </table:table-cell>
          <table:table-cell table:formula="of:=[$Summary.$D$56]" office:value-type="float" office:value="2.0530975038" calcext:value-type="float">
            <text:p>2.0530975038</text:p>
          </table:table-cell>
          <table:table-cell table:formula="of:=[$Summary.$D$58]" office:value-type="float" office:value="0" calcext:value-type="float">
            <text:p>0</text:p>
          </table:table-cell>
          <table:table-cell table:formula="of:=[$Summary.$D$60]" office:value-type="float" office:value="0" calcext:value-type="float">
            <text:p>0</text:p>
          </table:table-cell>
        </table:table-row>
        <table:table-row table:style-name="ro1">
          <table:table-cell table:formula="of:=[$Summary.A$62]" office:value-type="string" office:string-value="'List'" calcext:value-type="string">
            <text:p>'List'</text:p>
          </table:table-cell>
          <table:table-cell table:formula="of:=[$Summary.D$62]" office:value-type="float" office:value="0.000027152" calcext:value-type="float">
            <text:p>2.7152E-05</text:p>
          </table:table-cell>
          <table:table-cell table:formula="of:=[$Summary.$D$64]" office:value-type="float" office:value="0.000102917" calcext:value-type="float">
            <text:p>0.000102917</text:p>
          </table:table-cell>
          <table:table-cell table:formula="of:=[$Summary.$D$66]" office:value-type="float" office:value="0.0014685946" calcext:value-type="float">
            <text:p>0.0014685946</text:p>
          </table:table-cell>
          <table:table-cell table:formula="of:=[$Summary.$D$68]" office:value-type="float" office:value="0.0071658866" calcext:value-type="float">
            <text:p>0.0071658866</text:p>
          </table:table-cell>
          <table:table-cell table:formula="of:=[$Summary.$D$70]" office:value-type="float" office:value="0" calcext:value-type="float">
            <text:p>0</text:p>
          </table:table-cell>
        </table:table-row>
      </table:table>
      <table:table table:name="Query_Complete" table:style-name="ta1">
        <office:forms form:automatic-focus="false" form:apply-design-mode="false"/>
        <table:shapes>
          <draw:frame draw:z-index="0" draw:style-name="gr1" draw:text-style-name="P1" svg:width="16.337cm" svg:height="9.805cm" svg:x="0.001cm" svg:y="4.517cm">
            <draw:object draw:notify-on-update-of-ranges="Query_Complete.A1:Query_Complete.A1 Query_Complete.B1:Query_Complete.E1 Query_Complete.A2:Query_Complete.A2 Query_Complete.B2:Query_Complete.E2 Query_Complete.A3:Query_Complete.A3 Query_Complete.B3:Query_Complete.C3 Query_Complete.A4:Query_Complete.A4 Query_Complete.B4:Query_Complete.C4 Query_Complete.A5:Query_Complete.A5 Query_Complete.B5:Query_Complete.D5 Query_Complete.A6:Query_Complete.A6 Query_Complete.B6:Query_Complete.D6 Query_Complete.A7:Query_Complete.A7 Query_Complete.B7:Query_Complete.D7 Query_Complete.A8:Query_Complete.A8 Query_Complete.B8:Query_Complete.E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number-columns-repeated="6" table:default-cell-style-name="Default"/>
        <table:table-row table:style-name="ro1">
          <table:table-cell/>
          <table:table-cell office:value-type="string" calcext:value-type="string">
            <text:p>'10^2</text:p>
          </table:table-cell>
          <table:table-cell table:number-columns-repeated="2" office:value-type="string" calcext:value-type="string">
            <text:p>'10^3</text:p>
          </table:table-cell>
          <table:table-cell office:value-type="string" calcext:value-type="string">
            <text:p>'10^5</text:p>
          </table:table-cell>
          <table:table-cell office:value-type="string" calcext:value-type="string">
            <text:p>'10^6</text:p>
          </table:table-cell>
        </table:table-row>
        <table:table-row table:style-name="ro1">
          <table:table-cell table:formula="of:=[$Summary.A2]" office:value-type="string" office:string-value="'Array'" calcext:value-type="string">
            <text:p>'Array'</text:p>
          </table:table-cell>
          <table:table-cell table:formula="of:=[$Summary.E$2]" office:value-type="float" office:value="0.0322325582" calcext:value-type="float">
            <text:p>0.0322325582</text:p>
          </table:table-cell>
          <table:table-cell table:formula="of:=[$Summary.$E$4]" office:value-type="float" office:value="0.075354708" calcext:value-type="float">
            <text:p>0.075354708</text:p>
          </table:table-cell>
          <table:table-cell table:formula="of:=[$Summary.$E$6]" office:value-type="float" office:value="1.802145171" calcext:value-type="float">
            <text:p>1.802145171</text:p>
          </table:table-cell>
          <table:table-cell table:formula="of:=[$Summary.$E$8]" office:value-type="float" office:value="20.4504644174" calcext:value-type="float">
            <text:p>20.4504644174</text:p>
          </table:table-cell>
          <table:table-cell table:formula="of:=[$Summary.$E$10]" office:value-type="float" office:value="0" calcext:value-type="float">
            <text:p>0</text:p>
          </table:table-cell>
        </table:table-row>
        <table:table-row table:style-name="ro1">
          <table:table-cell table:formula="of:=[$Summary.A$12]" office:value-type="string" office:string-value="'BF-Trie4'" calcext:value-type="string">
            <text:p>'BF-Trie4'</text:p>
          </table:table-cell>
          <table:table-cell table:formula="of:=[$Summary.E$12]" office:value-type="float" office:value="0.1069301016" calcext:value-type="float">
            <text:p>0.1069301016</text:p>
          </table:table-cell>
          <table:table-cell table:formula="of:=[$Summary.$E$14]" office:value-type="float" office:value="6.9878536324" calcext:value-type="float">
            <text:p>6.9878536324</text:p>
          </table:table-cell>
          <table:table-cell table:formula="of:=[$Summary.$E$16]" office:value-type="float" office:value="0" calcext:value-type="float">
            <text:p>0</text:p>
          </table:table-cell>
          <table:table-cell table:formula="of:=[$Summary.$E$18]" office:value-type="float" office:value="0" calcext:value-type="float">
            <text:p>0</text:p>
          </table:table-cell>
          <table:table-cell table:formula="of:=[$Summary.$E$20]" office:value-type="float" office:value="0" calcext:value-type="float">
            <text:p>0</text:p>
          </table:table-cell>
        </table:table-row>
        <table:table-row table:style-name="ro1">
          <table:table-cell table:formula="of:=[$Summary.A$22]" office:value-type="string" office:string-value="'BF-Trie8'" calcext:value-type="string">
            <text:p>'BF-Trie8'</text:p>
          </table:table-cell>
          <table:table-cell table:formula="of:=[$Summary.E$22]" office:value-type="float" office:value="0.076919597" calcext:value-type="float">
            <text:p>0.076919597</text:p>
          </table:table-cell>
          <table:table-cell table:formula="of:=[$Summary.$E$24]" office:value-type="float" office:value="7.0319297292" calcext:value-type="float">
            <text:p>7.0319297292</text:p>
          </table:table-cell>
          <table:table-cell table:formula="of:=[$Summary.$E$26]" office:value-type="float" office:value="0" calcext:value-type="float">
            <text:p>0</text:p>
          </table:table-cell>
          <table:table-cell table:formula="of:=[$Summary.$E$28]" office:value-type="float" office:value="0" calcext:value-type="float">
            <text:p>0</text:p>
          </table:table-cell>
          <table:table-cell table:formula="of:=[$Summary.$E$30]" office:value-type="float" office:value="0" calcext:value-type="float">
            <text:p>0</text:p>
          </table:table-cell>
        </table:table-row>
        <table:table-row table:style-name="ro1">
          <table:table-cell table:formula="of:=[$Summary.A$32]" office:value-type="string" office:string-value="'Bloofi'" calcext:value-type="string">
            <text:p>'Bloofi'</text:p>
          </table:table-cell>
          <table:table-cell table:formula="of:=[$Summary.E$32]" office:value-type="float" office:value="0.0052414254" calcext:value-type="float">
            <text:p>0.0052414254</text:p>
          </table:table-cell>
          <table:table-cell table:formula="of:=[$Summary.$E$34]" office:value-type="float" office:value="0.0009357332" calcext:value-type="float">
            <text:p>0.0009357332</text:p>
          </table:table-cell>
          <table:table-cell table:formula="of:=[$Summary.$E$36]" office:value-type="float" office:value="0.0028670952" calcext:value-type="float">
            <text:p>0.0028670952</text:p>
          </table:table-cell>
          <table:table-cell table:formula="of:=[$Summary.$E$38]" office:value-type="float" office:value="0" calcext:value-type="float">
            <text:p>0</text:p>
          </table:table-cell>
          <table:table-cell table:formula="of:=[$Summary.$E$40]" office:value-type="float" office:value="0" calcext:value-type="float">
            <text:p>0</text:p>
          </table:table-cell>
        </table:table-row>
        <table:table-row table:style-name="ro1">
          <table:table-cell table:formula="of:=[$Summary.A$42]" office:value-type="string" office:string-value="'FlatBloofi'" calcext:value-type="string">
            <text:p>'FlatBloofi'</text:p>
          </table:table-cell>
          <table:table-cell table:formula="of:=[$Summary.E$42]" office:value-type="float" office:value="0.007095328" calcext:value-type="float">
            <text:p>0.007095328</text:p>
          </table:table-cell>
          <table:table-cell table:formula="of:=[$Summary.$E$44]" office:value-type="float" office:value="0.036661292" calcext:value-type="float">
            <text:p>0.036661292</text:p>
          </table:table-cell>
          <table:table-cell table:formula="of:=[$Summary.$E$46]" office:value-type="float" office:value="0.99772479" calcext:value-type="float">
            <text:p>0.99772479</text:p>
          </table:table-cell>
          <table:table-cell table:formula="of:=[$Summary.$E$48]" office:value-type="float" office:value="0" calcext:value-type="float">
            <text:p>0</text:p>
          </table:table-cell>
          <table:table-cell table:formula="of:=[$Summary.$E$50]" office:value-type="float" office:value="0" calcext:value-type="float">
            <text:p>0</text:p>
          </table:table-cell>
        </table:table-row>
        <table:table-row table:style-name="ro1">
          <table:table-cell table:formula="of:=[$Summary.A$52]" office:value-type="string" office:string-value="'Hamming'" calcext:value-type="string">
            <text:p>'Hamming'</text:p>
          </table:table-cell>
          <table:table-cell table:formula="of:=[$Summary.E$52]" office:value-type="float" office:value="0.0245519016" calcext:value-type="float">
            <text:p>0.0245519016</text:p>
          </table:table-cell>
          <table:table-cell table:formula="of:=[$Summary.$E$54]" office:value-type="float" office:value="0.0237969816" calcext:value-type="float">
            <text:p>0.0237969816</text:p>
          </table:table-cell>
          <table:table-cell table:formula="of:=[$Summary.$E$56]" office:value-type="float" office:value="0.198099179" calcext:value-type="float">
            <text:p>0.198099179</text:p>
          </table:table-cell>
          <table:table-cell table:formula="of:=[$Summary.$E$58]" office:value-type="float" office:value="0" calcext:value-type="float">
            <text:p>0</text:p>
          </table:table-cell>
          <table:table-cell table:formula="of:=[$Summary.$E$60]" office:value-type="float" office:value="0" calcext:value-type="float">
            <text:p>0</text:p>
          </table:table-cell>
        </table:table-row>
        <table:table-row table:style-name="ro1">
          <table:table-cell table:formula="of:=[$Summary.A$62]" office:value-type="string" office:string-value="'List'" calcext:value-type="string">
            <text:p>'List'</text:p>
          </table:table-cell>
          <table:table-cell table:formula="of:=[$Summary.E$62]" office:value-type="float" office:value="0.01980893" calcext:value-type="float">
            <text:p>0.01980893</text:p>
          </table:table-cell>
          <table:table-cell table:formula="of:=[$Summary.$E$64]" office:value-type="float" office:value="0.160817921" calcext:value-type="float">
            <text:p>0.160817921</text:p>
          </table:table-cell>
          <table:table-cell table:formula="of:=[$Summary.$E$66]" office:value-type="float" office:value="1.249781161" calcext:value-type="float">
            <text:p>1.249781161</text:p>
          </table:table-cell>
          <table:table-cell table:formula="of:=[$Summary.$E$68]" office:value-type="float" office:value="20.6803385894" calcext:value-type="float">
            <text:p>20.6803385894</text:p>
          </table:table-cell>
          <table:table-cell table:formula="of:=[$Summary.$E$70]" office:value-type="float" office:value="0" calcext:value-type="float">
            <text:p>0</text:p>
          </table:table-cell>
        </table:table-row>
      </table:table>
      <table:table table:name="Delete_Complete" table:style-name="ta1">
        <office:forms form:automatic-focus="false" form:apply-design-mode="false"/>
        <table:shapes>
          <draw:frame draw:z-index="0" draw:style-name="gr1" draw:text-style-name="P1" svg:width="16.337cm" svg:height="9.805cm" svg:x="0.001cm" svg:y="4.517cm">
            <draw:object draw:notify-on-update-of-ranges="Delete_Complete.A1:Delete_Complete.A1 Delete_Complete.B1:Delete_Complete.E1 Delete_Complete.A2:Delete_Complete.A2 Delete_Complete.B2:Delete_Complete.E2 Delete_Complete.A3:Delete_Complete.A3 Delete_Complete.B3:Delete_Complete.C3 Delete_Complete.A4:Delete_Complete.A4 Delete_Complete.B4:Delete_Complete.C4 Delete_Complete.A5:Delete_Complete.A5 Delete_Complete.B5:Delete_Complete.D5 Delete_Complete.A6:Delete_Complete.A6 Delete_Complete.B6:Delete_Complete.D6 Delete_Complete.A7:Delete_Complete.A7 Delete_Complete.B7:Delete_Complete.D7 Delete_Complete.A8:Delete_Complete.A8 Delete_Complete.B8:Delete_Complete.E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6" table:number-columns-repeated="6" table:default-cell-style-name="Default"/>
        <table:table-row table:style-name="ro1">
          <table:table-cell/>
          <table:table-cell office:value-type="string" calcext:value-type="string">
            <text:p>'10^2</text:p>
          </table:table-cell>
          <table:table-cell table:number-columns-repeated="2" office:value-type="string" calcext:value-type="string">
            <text:p>'10^3</text:p>
          </table:table-cell>
          <table:table-cell office:value-type="string" calcext:value-type="string">
            <text:p>'10^5</text:p>
          </table:table-cell>
          <table:table-cell office:value-type="string" calcext:value-type="string">
            <text:p>'10^6</text:p>
          </table:table-cell>
        </table:table-row>
        <table:table-row table:style-name="ro1">
          <table:table-cell table:formula="of:=[$Summary.A2]" office:value-type="string" office:string-value="'Array'" calcext:value-type="string">
            <text:p>'Array'</text:p>
          </table:table-cell>
          <table:table-cell table:formula="of:=[$Summary.E$3]" office:value-type="float" office:value="0.035295244" calcext:value-type="float">
            <text:p>0.035295244</text:p>
          </table:table-cell>
          <table:table-cell table:formula="of:=[$Summary.$E$5]" office:value-type="float" office:value="0.1710168446" calcext:value-type="float">
            <text:p>0.1710168446</text:p>
          </table:table-cell>
          <table:table-cell table:formula="of:=[$Summary.$E$7]" office:value-type="float" office:value="12.9936296094" calcext:value-type="float">
            <text:p>12.9936296094</text:p>
          </table:table-cell>
          <table:table-cell table:formula="of:=[$Summary.$E$9]" office:value-type="float" office:value="994.0796555838" calcext:value-type="float">
            <text:p>994.0796555838</text:p>
          </table:table-cell>
          <table:table-cell table:formula="of:=[$Summary.$E$11]" office:value-type="float" office:value="0" calcext:value-type="float">
            <text:p>0</text:p>
          </table:table-cell>
        </table:table-row>
        <table:table-row table:style-name="ro1">
          <table:table-cell table:formula="of:=[$Summary.A$12]" office:value-type="string" office:string-value="'BF-Trie4'" calcext:value-type="string">
            <text:p>'BF-Trie4'</text:p>
          </table:table-cell>
          <table:table-cell table:formula="of:=[$Summary.E$13]" office:value-type="float" office:value="0.0033268204" calcext:value-type="float">
            <text:p>0.0033268204</text:p>
          </table:table-cell>
          <table:table-cell table:formula="of:=[$Summary.$E$15]" office:value-type="float" office:value="0.0160327824" calcext:value-type="float">
            <text:p>0.0160327824</text:p>
          </table:table-cell>
          <table:table-cell table:formula="of:=[$Summary.$E$17]" office:value-type="float" office:value="0" calcext:value-type="float">
            <text:p>0</text:p>
          </table:table-cell>
          <table:table-cell table:formula="of:=[$Summary.$E$19]" office:value-type="float" office:value="0" calcext:value-type="float">
            <text:p>0</text:p>
          </table:table-cell>
          <table:table-cell table:formula="of:=[$Summary.$E$21]" office:value-type="float" office:value="0" calcext:value-type="float">
            <text:p>0</text:p>
          </table:table-cell>
        </table:table-row>
        <table:table-row table:style-name="ro1">
          <table:table-cell table:formula="of:=[$Summary.A$22]" office:value-type="string" office:string-value="'BF-Trie8'" calcext:value-type="string">
            <text:p>'BF-Trie8'</text:p>
          </table:table-cell>
          <table:table-cell table:formula="of:=[$Summary.E$23]" office:value-type="float" office:value="0.0020750886" calcext:value-type="float">
            <text:p>0.0020750886</text:p>
          </table:table-cell>
          <table:table-cell table:formula="of:=[$Summary.$E$25]" office:value-type="float" office:value="0.0086260366" calcext:value-type="float">
            <text:p>0.0086260366</text:p>
          </table:table-cell>
          <table:table-cell table:formula="of:=[$Summary.$E$27]" office:value-type="float" office:value="0" calcext:value-type="float">
            <text:p>0</text:p>
          </table:table-cell>
          <table:table-cell table:formula="of:=[$Summary.$E$29]" office:value-type="float" office:value="0" calcext:value-type="float">
            <text:p>0</text:p>
          </table:table-cell>
          <table:table-cell table:formula="of:=[$Summary.$E$31]" office:value-type="float" office:value="0" calcext:value-type="float">
            <text:p>0</text:p>
          </table:table-cell>
        </table:table-row>
        <table:table-row table:style-name="ro1">
          <table:table-cell table:formula="of:=[$Summary.A$32]" office:value-type="string" office:string-value="'Bloofi'" calcext:value-type="string">
            <text:p>'Bloofi'</text:p>
          </table:table-cell>
          <table:table-cell table:formula="of:=[$Summary.E$33]" office:value-type="float" office:value="0.0026302624" calcext:value-type="float">
            <text:p>0.0026302624</text:p>
          </table:table-cell>
          <table:table-cell table:formula="of:=[$Summary.$E$35]" office:value-type="float" office:value="0.001080066" calcext:value-type="float">
            <text:p>0.001080066</text:p>
          </table:table-cell>
          <table:table-cell table:formula="of:=[$Summary.$E$37]" office:value-type="float" office:value="0.0053452204" calcext:value-type="float">
            <text:p>0.0053452204</text:p>
          </table:table-cell>
          <table:table-cell table:formula="of:=[$Summary.$E$39]" office:value-type="float" office:value="0" calcext:value-type="float">
            <text:p>0</text:p>
          </table:table-cell>
          <table:table-cell table:formula="of:=[$Summary.$E$41]" office:value-type="float" office:value="0" calcext:value-type="float">
            <text:p>0</text:p>
          </table:table-cell>
        </table:table-row>
        <table:table-row table:style-name="ro1">
          <table:table-cell table:formula="of:=[$Summary.A$42]" office:value-type="string" office:string-value="'FlatBloofi'" calcext:value-type="string">
            <text:p>'FlatBloofi'</text:p>
          </table:table-cell>
          <table:table-cell table:formula="of:=[$Summary.E$43]" office:value-type="float" office:value="0.015458968" calcext:value-type="float">
            <text:p>0.015458968</text:p>
          </table:table-cell>
          <table:table-cell table:formula="of:=[$Summary.$E$45]" office:value-type="float" office:value="0.085175581" calcext:value-type="float">
            <text:p>0.085175581</text:p>
          </table:table-cell>
          <table:table-cell table:formula="of:=[$Summary.$E$47]" office:value-type="float" office:value="4.667514547" calcext:value-type="float">
            <text:p>4.667514547</text:p>
          </table:table-cell>
          <table:table-cell table:formula="of:=[$Summary.$E$49]" office:value-type="float" office:value="0" calcext:value-type="float">
            <text:p>0</text:p>
          </table:table-cell>
          <table:table-cell table:formula="of:=[$Summary.$E$51]" office:value-type="float" office:value="0" calcext:value-type="float">
            <text:p>0</text:p>
          </table:table-cell>
        </table:table-row>
        <table:table-row table:style-name="ro1">
          <table:table-cell table:formula="of:=[$Summary.A$52]" office:value-type="string" office:string-value="'Hamming'" calcext:value-type="string">
            <text:p>'Hamming'</text:p>
          </table:table-cell>
          <table:table-cell table:formula="of:=[$Summary.E$53]" office:value-type="float" office:value="0.0049372364" calcext:value-type="float">
            <text:p>0.0049372364</text:p>
          </table:table-cell>
          <table:table-cell table:formula="of:=[$Summary.$E$55]" office:value-type="float" office:value="0.0299781238" calcext:value-type="float">
            <text:p>0.0299781238</text:p>
          </table:table-cell>
          <table:table-cell table:formula="of:=[$Summary.$E$57]" office:value-type="float" office:value="0.2034485322" calcext:value-type="float">
            <text:p>0.2034485322</text:p>
          </table:table-cell>
          <table:table-cell table:formula="of:=[$Summary.$E$59]" office:value-type="float" office:value="0" calcext:value-type="float">
            <text:p>0</text:p>
          </table:table-cell>
          <table:table-cell table:formula="of:=[$Summary.$E$61]" office:value-type="float" office:value="0" calcext:value-type="float">
            <text:p>0</text:p>
          </table:table-cell>
        </table:table-row>
        <table:table-row table:style-name="ro1">
          <table:table-cell table:formula="of:=[$Summary.A$62]" office:value-type="string" office:string-value="'List'" calcext:value-type="string">
            <text:p>'List'</text:p>
          </table:table-cell>
          <table:table-cell table:formula="of:=[$Summary.E$63]" office:value-type="float" office:value="0.0253239316" calcext:value-type="float">
            <text:p>0.0253239316</text:p>
          </table:table-cell>
          <table:table-cell table:formula="of:=[$Summary.$E$65]" office:value-type="float" office:value="0.1792100342" calcext:value-type="float">
            <text:p>0.1792100342</text:p>
          </table:table-cell>
          <table:table-cell table:formula="of:=[$Summary.$E$67]" office:value-type="float" office:value="13.379083526" calcext:value-type="float">
            <text:p>13.379083526</text:p>
          </table:table-cell>
          <table:table-cell table:formula="of:=[$Summary.$E$69]" office:value-type="float" office:value="1003.110927726" calcext:value-type="float">
            <text:p>1003.110927726</text:p>
          </table:table-cell>
          <table:table-cell table:formula="of:=[$Summary.$E$71]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ummary.A1:Summary.E7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10:17:11.067915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04T12:54:02.569198845</dc:date>
    <meta:editing-duration>P1DT18M37S</meta:editing-duration>
    <meta:editing-cycles>21</meta:editing-cycles>
    <meta:document-statistic meta:table-count="4" meta:cell-count="44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3.364cm" svg:y="3.089cm" style:legend-expansion="high" chart:style-name="ch2"/>
        <chart:plot-area chart:style-name="ch3" table:cell-range-address="Load.A1:Load.E2 Load.A3:Load.C4 Load.A5:Load.D7 Load.A8:Load.E8" chart:data-source-has-labels="both" svg:x="-0.145cm" svg:y="0.21cm" svg:width="13.381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736cm" svg:y="9.256cm" chart:style-name="ch5">
              <text:p>N of Filters</text:p>
            </chart:title>
            <chart:categories table:cell-range-address="Load.B1:Load.E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Load.B2:Load.E2" chart:label-cell-address="Load.A2:Load.A2" chart:class="chart:line">
            <chart:data-point chart:repeated="4"/>
          </chart:series>
          <chart:series chart:attached-axis="primary-y" chart:style-name="ch11" chart:values-cell-range-address="Load.B3:Load.C3" chart:label-cell-address="Load.A3:Load.A3" chart:class="chart:line">
            <chart:data-point chart:repeated="2"/>
          </chart:series>
          <chart:series chart:attached-axis="primary-y" chart:style-name="ch12" chart:values-cell-range-address="Load.B4:Load.C4" chart:label-cell-address="Load.A4:Load.A4" chart:class="chart:line">
            <chart:data-point chart:repeated="2"/>
          </chart:series>
          <chart:series chart:attached-axis="primary-y" chart:style-name="ch13" chart:values-cell-range-address="Load.B5:Load.D5" chart:label-cell-address="Load.A5:Load.A5" chart:class="chart:line">
            <chart:data-point chart:repeated="3"/>
          </chart:series>
          <chart:series chart:attached-axis="primary-y" chart:style-name="ch14" chart:values-cell-range-address="Load.B6:Load.D6" chart:label-cell-address="Load.A6:Load.A6" chart:class="chart:line">
            <chart:data-point chart:repeated="3"/>
          </chart:series>
          <chart:series chart:attached-axis="primary-y" chart:style-name="ch15" chart:values-cell-range-address="Load.B7:Load.D7" chart:label-cell-address="Load.A7:Load.A7" chart:class="chart:line">
            <chart:data-point chart:repeated="3"/>
          </chart:series>
          <chart:series chart:attached-axis="primary-y" chart:style-name="ch16" chart:values-cell-range-address="Load.B8:Load.E8" chart:label-cell-address="Load.A8:Load.A8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10^2</text:p>
                <draw:g>
                  <svg:desc>Load.B1:Load.E1</svg:desc>
                </draw:g>
              </table:table-cell>
              <table:table-cell office:value-type="string">
                <text:p>'10^3</text:p>
              </table:table-cell>
              <table:table-cell office:value-type="string">
                <text:p>'10^3</text:p>
              </table:table-cell>
              <table:table-cell office:value-type="string">
                <text:p>'10^5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Load.A2:Load.A2</svg:desc>
                </draw:g>
              </table:table-cell>
              <table:table-cell office:value-type="float" office:value="0.000042871">
                <text:p>0.000042871</text:p>
                <draw:g>
                  <svg:desc>Load.B2:Load.E2</svg:desc>
                </draw:g>
              </table:table-cell>
              <table:table-cell office:value-type="float" office:value="0.0001835626">
                <text:p>0.0001835626</text:p>
              </table:table-cell>
              <table:table-cell office:value-type="float" office:value="0.0016887476">
                <text:p>0.0016887476</text:p>
              </table:table-cell>
              <table:table-cell office:value-type="float" office:value="0.0151519316">
                <text:p>0.0151519316</text:p>
              </table:table-cell>
            </table:table-row>
            <table:table-row>
              <table:table-cell office:value-type="string">
                <text:p>'BF-Trie4'</text:p>
                <draw:g>
                  <svg:desc>Load.A3:Load.A3</svg:desc>
                </draw:g>
              </table:table-cell>
              <table:table-cell office:value-type="float" office:value="0.0082034392">
                <text:p>0.0082034392</text:p>
                <draw:g>
                  <svg:desc>Load.B3:Load.C3</svg:desc>
                </draw:g>
              </table:table-cell>
              <table:table-cell office:value-type="float" office:value="1.5524411668">
                <text:p>1.5524411668</text:p>
              </table:table-cell>
            </table:table-row>
            <table:table-row>
              <table:table-cell office:value-type="string">
                <text:p>'BF-Trie8'</text:p>
                <draw:g>
                  <svg:desc>Load.A4:Load.A4</svg:desc>
                </draw:g>
              </table:table-cell>
              <table:table-cell office:value-type="float" office:value="0.0018968238">
                <text:p>0.0018968238</text:p>
                <draw:g>
                  <svg:desc>Load.B4:Load.C4</svg:desc>
                </draw:g>
              </table:table-cell>
              <table:table-cell office:value-type="float" office:value="1.522722497">
                <text:p>1.522722497</text:p>
              </table:table-cell>
            </table:table-row>
            <table:table-row>
              <table:table-cell office:value-type="string">
                <text:p>'Bloofi'</text:p>
                <draw:g>
                  <svg:desc>Load.A5:Load.A5</svg:desc>
                </draw:g>
              </table:table-cell>
              <table:table-cell office:value-type="float" office:value="0.031442148">
                <text:p>0.031442148</text:p>
                <draw:g>
                  <svg:desc>Load.B5:Load.D5</svg:desc>
                </draw:g>
              </table:table-cell>
              <table:table-cell office:value-type="float" office:value="0.356016037">
                <text:p>0.356016037</text:p>
              </table:table-cell>
              <table:table-cell office:value-type="float" office:value="54.642934716">
                <text:p>54.642934716</text:p>
              </table:table-cell>
            </table:table-row>
            <table:table-row>
              <table:table-cell office:value-type="string">
                <text:p>'FlatBloofi'</text:p>
                <draw:g>
                  <svg:desc>Load.A6:Load.A6</svg:desc>
                </draw:g>
              </table:table-cell>
              <table:table-cell office:value-type="float" office:value="0.0103935206">
                <text:p>0.0103935206</text:p>
                <draw:g>
                  <svg:desc>Load.B6:Load.D6</svg:desc>
                </draw:g>
              </table:table-cell>
              <table:table-cell office:value-type="float" office:value="0.0693023378">
                <text:p>0.0693023378</text:p>
              </table:table-cell>
              <table:table-cell office:value-type="float" office:value="7.2466643264">
                <text:p>7.2466643264</text:p>
              </table:table-cell>
            </table:table-row>
            <table:table-row>
              <table:table-cell office:value-type="string">
                <text:p>'Hamming'</text:p>
                <draw:g>
                  <svg:desc>Load.A7:Load.A7</svg:desc>
                </draw:g>
              </table:table-cell>
              <table:table-cell office:value-type="float" office:value="0.0043751562">
                <text:p>0.0043751562</text:p>
                <draw:g>
                  <svg:desc>Load.B7:Load.D7</svg:desc>
                </draw:g>
              </table:table-cell>
              <table:table-cell office:value-type="float" office:value="0.0229772642">
                <text:p>0.0229772642</text:p>
              </table:table-cell>
              <table:table-cell office:value-type="float" office:value="2.0530975038">
                <text:p>2.0530975038</text:p>
              </table:table-cell>
            </table:table-row>
            <table:table-row>
              <table:table-cell office:value-type="string">
                <text:p>'List'</text:p>
                <draw:g>
                  <svg:desc>Load.A8:Load.A8</svg:desc>
                </draw:g>
              </table:table-cell>
              <table:table-cell office:value-type="float" office:value="0.000027152">
                <text:p>0.000027152</text:p>
                <draw:g>
                  <svg:desc>Load.B8:Load.E8</svg:desc>
                </draw:g>
              </table:table-cell>
              <table:table-cell office:value-type="float" office:value="0.000102917">
                <text:p>0.000102917</text:p>
              </table:table-cell>
              <table:table-cell office:value-type="float" office:value="0.0014685946">
                <text:p>0.0014685946</text:p>
              </table:table-cell>
              <table:table-cell office:value-type="float" office:value="0.0071658866">
                <text:p>0.00716588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3.364cm" svg:y="3.089cm" style:legend-expansion="high" chart:style-name="ch2"/>
        <chart:plot-area chart:style-name="ch3" table:cell-range-address="Query_Complete.A1:Query_Complete.E2 Query_Complete.A3:Query_Complete.C4 Query_Complete.A5:Query_Complete.D7 Query_Complete.A8:Query_Complete.E8" chart:data-source-has-labels="both" svg:x="-0.145cm" svg:y="0.21cm" svg:width="13.381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736cm" svg:y="9.256cm" chart:style-name="ch5">
              <text:p>N of Filters</text:p>
            </chart:title>
            <chart:categories table:cell-range-address="Query_Complete.B1:Query_Complete.E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Query_Complete.B2:Query_Complete.E2" chart:label-cell-address="Query_Complete.A2:Query_Complete.A2" chart:class="chart:line">
            <chart:data-point chart:repeated="4"/>
          </chart:series>
          <chart:series chart:attached-axis="primary-y" chart:style-name="ch11" chart:values-cell-range-address="Query_Complete.B3:Query_Complete.C3" chart:label-cell-address="Query_Complete.A3:Query_Complete.A3" chart:class="chart:line">
            <chart:data-point chart:repeated="2"/>
          </chart:series>
          <chart:series chart:attached-axis="primary-y" chart:style-name="ch12" chart:values-cell-range-address="Query_Complete.B4:Query_Complete.C4" chart:label-cell-address="Query_Complete.A4:Query_Complete.A4" chart:class="chart:line">
            <chart:data-point chart:repeated="2"/>
          </chart:series>
          <chart:series chart:attached-axis="primary-y" chart:style-name="ch13" chart:values-cell-range-address="Query_Complete.B5:Query_Complete.D5" chart:label-cell-address="Query_Complete.A5:Query_Complete.A5" chart:class="chart:line">
            <chart:data-point chart:repeated="3"/>
          </chart:series>
          <chart:series chart:attached-axis="primary-y" chart:style-name="ch14" chart:values-cell-range-address="Query_Complete.B6:Query_Complete.D6" chart:label-cell-address="Query_Complete.A6:Query_Complete.A6" chart:class="chart:line">
            <chart:data-point chart:repeated="3"/>
          </chart:series>
          <chart:series chart:attached-axis="primary-y" chart:style-name="ch15" chart:values-cell-range-address="Query_Complete.B7:Query_Complete.D7" chart:label-cell-address="Query_Complete.A7:Query_Complete.A7" chart:class="chart:line">
            <chart:data-point chart:repeated="3"/>
          </chart:series>
          <chart:series chart:attached-axis="primary-y" chart:style-name="ch16" chart:values-cell-range-address="Query_Complete.B8:Query_Complete.E8" chart:label-cell-address="Query_Complete.A8:Query_Complete.A8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10^2</text:p>
                <draw:g>
                  <svg:desc>Query_Complete.B1:Query_Complete.E1</svg:desc>
                </draw:g>
              </table:table-cell>
              <table:table-cell office:value-type="string">
                <text:p>'10^3</text:p>
              </table:table-cell>
              <table:table-cell office:value-type="string">
                <text:p>'10^3</text:p>
              </table:table-cell>
              <table:table-cell office:value-type="string">
                <text:p>'10^5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Query_Complete.A2:Query_Complete.A2</svg:desc>
                </draw:g>
              </table:table-cell>
              <table:table-cell office:value-type="float" office:value="0.0322325582">
                <text:p>0.0322325582</text:p>
                <draw:g>
                  <svg:desc>Query_Complete.B2:Query_Complete.E2</svg:desc>
                </draw:g>
              </table:table-cell>
              <table:table-cell office:value-type="float" office:value="0.075354708">
                <text:p>0.075354708</text:p>
              </table:table-cell>
              <table:table-cell office:value-type="float" office:value="1.802145171">
                <text:p>1.802145171</text:p>
              </table:table-cell>
              <table:table-cell office:value-type="float" office:value="20.4504644174">
                <text:p>20.4504644174</text:p>
              </table:table-cell>
            </table:table-row>
            <table:table-row>
              <table:table-cell office:value-type="string">
                <text:p>'BF-Trie4'</text:p>
                <draw:g>
                  <svg:desc>Query_Complete.A3:Query_Complete.A3</svg:desc>
                </draw:g>
              </table:table-cell>
              <table:table-cell office:value-type="float" office:value="0.1069301016">
                <text:p>0.1069301016</text:p>
                <draw:g>
                  <svg:desc>Query_Complete.B3:Query_Complete.C3</svg:desc>
                </draw:g>
              </table:table-cell>
              <table:table-cell office:value-type="float" office:value="6.9878536324">
                <text:p>6.9878536324</text:p>
              </table:table-cell>
            </table:table-row>
            <table:table-row>
              <table:table-cell office:value-type="string">
                <text:p>'BF-Trie8'</text:p>
                <draw:g>
                  <svg:desc>Query_Complete.A4:Query_Complete.A4</svg:desc>
                </draw:g>
              </table:table-cell>
              <table:table-cell office:value-type="float" office:value="0.076919597">
                <text:p>0.076919597</text:p>
                <draw:g>
                  <svg:desc>Query_Complete.B4:Query_Complete.C4</svg:desc>
                </draw:g>
              </table:table-cell>
              <table:table-cell office:value-type="float" office:value="7.0319297292">
                <text:p>7.0319297292</text:p>
              </table:table-cell>
            </table:table-row>
            <table:table-row>
              <table:table-cell office:value-type="string">
                <text:p>'Bloofi'</text:p>
                <draw:g>
                  <svg:desc>Query_Complete.A5:Query_Complete.A5</svg:desc>
                </draw:g>
              </table:table-cell>
              <table:table-cell office:value-type="float" office:value="0.0052414254">
                <text:p>0.0052414254</text:p>
                <draw:g>
                  <svg:desc>Query_Complete.B5:Query_Complete.D5</svg:desc>
                </draw:g>
              </table:table-cell>
              <table:table-cell office:value-type="float" office:value="0.0009357332">
                <text:p>0.0009357332</text:p>
              </table:table-cell>
              <table:table-cell office:value-type="float" office:value="0.0028670952">
                <text:p>0.0028670952</text:p>
              </table:table-cell>
            </table:table-row>
            <table:table-row>
              <table:table-cell office:value-type="string">
                <text:p>'FlatBloofi'</text:p>
                <draw:g>
                  <svg:desc>Query_Complete.A6:Query_Complete.A6</svg:desc>
                </draw:g>
              </table:table-cell>
              <table:table-cell office:value-type="float" office:value="0.007095328">
                <text:p>0.007095328</text:p>
                <draw:g>
                  <svg:desc>Query_Complete.B6:Query_Complete.D6</svg:desc>
                </draw:g>
              </table:table-cell>
              <table:table-cell office:value-type="float" office:value="0.036661292">
                <text:p>0.036661292</text:p>
              </table:table-cell>
              <table:table-cell office:value-type="float" office:value="0.99772479">
                <text:p>0.99772479</text:p>
              </table:table-cell>
            </table:table-row>
            <table:table-row>
              <table:table-cell office:value-type="string">
                <text:p>'Hamming'</text:p>
                <draw:g>
                  <svg:desc>Query_Complete.A7:Query_Complete.A7</svg:desc>
                </draw:g>
              </table:table-cell>
              <table:table-cell office:value-type="float" office:value="0.0245519016">
                <text:p>0.0245519016</text:p>
                <draw:g>
                  <svg:desc>Query_Complete.B7:Query_Complete.D7</svg:desc>
                </draw:g>
              </table:table-cell>
              <table:table-cell office:value-type="float" office:value="0.0237969816">
                <text:p>0.0237969816</text:p>
              </table:table-cell>
              <table:table-cell office:value-type="float" office:value="0.198099179">
                <text:p>0.198099179</text:p>
              </table:table-cell>
            </table:table-row>
            <table:table-row>
              <table:table-cell office:value-type="string">
                <text:p>'List'</text:p>
                <draw:g>
                  <svg:desc>Query_Complete.A8:Query_Complete.A8</svg:desc>
                </draw:g>
              </table:table-cell>
              <table:table-cell office:value-type="float" office:value="0.01980893">
                <text:p>0.01980893</text:p>
                <draw:g>
                  <svg:desc>Query_Complete.B8:Query_Complete.E8</svg:desc>
                </draw:g>
              </table:table-cell>
              <table:table-cell office:value-type="float" office:value="0.160817921">
                <text:p>0.160817921</text:p>
              </table:table-cell>
              <table:table-cell office:value-type="float" office:value="1.249781161">
                <text:p>1.249781161</text:p>
              </table:table-cell>
              <table:table-cell office:value-type="float" office:value="20.6803385894">
                <text:p>20.68033858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3.364cm" svg:y="3.089cm" style:legend-expansion="high" chart:style-name="ch2"/>
        <chart:plot-area chart:style-name="ch3" table:cell-range-address="Delete_Complete.A1:Delete_Complete.E2 Delete_Complete.A3:Delete_Complete.C4 Delete_Complete.A5:Delete_Complete.D7 Delete_Complete.A8:Delete_Complete.E8" chart:data-source-has-labels="both" svg:x="-0.04cm" svg:y="0.21cm" svg:width="13.276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789cm" svg:y="9.256cm" chart:style-name="ch5">
              <text:p>N of Filters</text:p>
            </chart:title>
            <chart:categories table:cell-range-address="Delete_Complete.B1:Delete_Complete.E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Delete_Complete.B2:Delete_Complete.E2" chart:label-cell-address="Delete_Complete.A2:Delete_Complete.A2" chart:class="chart:line">
            <chart:data-point chart:repeated="4"/>
          </chart:series>
          <chart:series chart:attached-axis="primary-y" chart:style-name="ch11" chart:values-cell-range-address="Delete_Complete.B3:Delete_Complete.C3" chart:label-cell-address="Delete_Complete.A3:Delete_Complete.A3" chart:class="chart:line">
            <chart:data-point chart:repeated="2"/>
          </chart:series>
          <chart:series chart:attached-axis="primary-y" chart:style-name="ch12" chart:values-cell-range-address="Delete_Complete.B4:Delete_Complete.C4" chart:label-cell-address="Delete_Complete.A4:Delete_Complete.A4" chart:class="chart:line">
            <chart:data-point chart:repeated="2"/>
          </chart:series>
          <chart:series chart:attached-axis="primary-y" chart:style-name="ch13" chart:values-cell-range-address="Delete_Complete.B5:Delete_Complete.D5" chart:label-cell-address="Delete_Complete.A5:Delete_Complete.A5" chart:class="chart:line">
            <chart:data-point chart:repeated="3"/>
          </chart:series>
          <chart:series chart:attached-axis="primary-y" chart:style-name="ch14" chart:values-cell-range-address="Delete_Complete.B6:Delete_Complete.D6" chart:label-cell-address="Delete_Complete.A6:Delete_Complete.A6" chart:class="chart:line">
            <chart:data-point chart:repeated="3"/>
          </chart:series>
          <chart:series chart:attached-axis="primary-y" chart:style-name="ch15" chart:values-cell-range-address="Delete_Complete.B7:Delete_Complete.D7" chart:label-cell-address="Delete_Complete.A7:Delete_Complete.A7" chart:class="chart:line">
            <chart:data-point chart:repeated="3"/>
          </chart:series>
          <chart:series chart:attached-axis="primary-y" chart:style-name="ch16" chart:values-cell-range-address="Delete_Complete.B8:Delete_Complete.E8" chart:label-cell-address="Delete_Complete.A8:Delete_Complete.A8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10^2</text:p>
                <draw:g>
                  <svg:desc>Delete_Complete.B1:Delete_Complete.E1</svg:desc>
                </draw:g>
              </table:table-cell>
              <table:table-cell office:value-type="string">
                <text:p>'10^3</text:p>
              </table:table-cell>
              <table:table-cell office:value-type="string">
                <text:p>'10^3</text:p>
              </table:table-cell>
              <table:table-cell office:value-type="string">
                <text:p>'10^5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Delete_Complete.A2:Delete_Complete.A2</svg:desc>
                </draw:g>
              </table:table-cell>
              <table:table-cell office:value-type="float" office:value="0.035295244">
                <text:p>0.035295244</text:p>
                <draw:g>
                  <svg:desc>Delete_Complete.B2:Delete_Complete.E2</svg:desc>
                </draw:g>
              </table:table-cell>
              <table:table-cell office:value-type="float" office:value="0.1710168446">
                <text:p>0.1710168446</text:p>
              </table:table-cell>
              <table:table-cell office:value-type="float" office:value="12.9936296094">
                <text:p>12.9936296094</text:p>
              </table:table-cell>
              <table:table-cell office:value-type="float" office:value="994.0796555838">
                <text:p>994.0796555838</text:p>
              </table:table-cell>
            </table:table-row>
            <table:table-row>
              <table:table-cell office:value-type="string">
                <text:p>'BF-Trie4'</text:p>
                <draw:g>
                  <svg:desc>Delete_Complete.A3:Delete_Complete.A3</svg:desc>
                </draw:g>
              </table:table-cell>
              <table:table-cell office:value-type="float" office:value="0.0033268204">
                <text:p>0.0033268204</text:p>
                <draw:g>
                  <svg:desc>Delete_Complete.B3:Delete_Complete.C3</svg:desc>
                </draw:g>
              </table:table-cell>
              <table:table-cell office:value-type="float" office:value="0.0160327824">
                <text:p>0.0160327824</text:p>
              </table:table-cell>
            </table:table-row>
            <table:table-row>
              <table:table-cell office:value-type="string">
                <text:p>'BF-Trie8'</text:p>
                <draw:g>
                  <svg:desc>Delete_Complete.A4:Delete_Complete.A4</svg:desc>
                </draw:g>
              </table:table-cell>
              <table:table-cell office:value-type="float" office:value="0.0020750886">
                <text:p>0.0020750886</text:p>
                <draw:g>
                  <svg:desc>Delete_Complete.B4:Delete_Complete.C4</svg:desc>
                </draw:g>
              </table:table-cell>
              <table:table-cell office:value-type="float" office:value="0.0086260366">
                <text:p>0.0086260366</text:p>
              </table:table-cell>
            </table:table-row>
            <table:table-row>
              <table:table-cell office:value-type="string">
                <text:p>'Bloofi'</text:p>
                <draw:g>
                  <svg:desc>Delete_Complete.A5:Delete_Complete.A5</svg:desc>
                </draw:g>
              </table:table-cell>
              <table:table-cell office:value-type="float" office:value="0.0026302624">
                <text:p>0.0026302624</text:p>
                <draw:g>
                  <svg:desc>Delete_Complete.B5:Delete_Complete.D5</svg:desc>
                </draw:g>
              </table:table-cell>
              <table:table-cell office:value-type="float" office:value="0.001080066">
                <text:p>0.001080066</text:p>
              </table:table-cell>
              <table:table-cell office:value-type="float" office:value="0.0053452204">
                <text:p>0.0053452204</text:p>
              </table:table-cell>
            </table:table-row>
            <table:table-row>
              <table:table-cell office:value-type="string">
                <text:p>'FlatBloofi'</text:p>
                <draw:g>
                  <svg:desc>Delete_Complete.A6:Delete_Complete.A6</svg:desc>
                </draw:g>
              </table:table-cell>
              <table:table-cell office:value-type="float" office:value="0.015458968">
                <text:p>0.015458968</text:p>
                <draw:g>
                  <svg:desc>Delete_Complete.B6:Delete_Complete.D6</svg:desc>
                </draw:g>
              </table:table-cell>
              <table:table-cell office:value-type="float" office:value="0.085175581">
                <text:p>0.085175581</text:p>
              </table:table-cell>
              <table:table-cell office:value-type="float" office:value="4.667514547">
                <text:p>4.667514547</text:p>
              </table:table-cell>
            </table:table-row>
            <table:table-row>
              <table:table-cell office:value-type="string">
                <text:p>'Hamming'</text:p>
                <draw:g>
                  <svg:desc>Delete_Complete.A7:Delete_Complete.A7</svg:desc>
                </draw:g>
              </table:table-cell>
              <table:table-cell office:value-type="float" office:value="0.0049372364">
                <text:p>0.0049372364</text:p>
                <draw:g>
                  <svg:desc>Delete_Complete.B7:Delete_Complete.D7</svg:desc>
                </draw:g>
              </table:table-cell>
              <table:table-cell office:value-type="float" office:value="0.0299781238">
                <text:p>0.0299781238</text:p>
              </table:table-cell>
              <table:table-cell office:value-type="float" office:value="0.2034485322">
                <text:p>0.2034485322</text:p>
              </table:table-cell>
            </table:table-row>
            <table:table-row>
              <table:table-cell office:value-type="string">
                <text:p>'List'</text:p>
                <draw:g>
                  <svg:desc>Delete_Complete.A8:Delete_Complete.A8</svg:desc>
                </draw:g>
              </table:table-cell>
              <table:table-cell office:value-type="float" office:value="0.0253239316">
                <text:p>0.0253239316</text:p>
                <draw:g>
                  <svg:desc>Delete_Complete.B8:Delete_Complete.E8</svg:desc>
                </draw:g>
              </table:table-cell>
              <table:table-cell office:value-type="float" office:value="0.1792100342">
                <text:p>0.1792100342</text:p>
              </table:table-cell>
              <table:table-cell office:value-type="float" office:value="13.379083526">
                <text:p>13.379083526</text:p>
              </table:table-cell>
              <table:table-cell office:value-type="float" office:value="1003.110927726">
                <text:p>1003.1109277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